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44a4" officeooo:paragraph-rsid="000744a4"/>
    </style:style>
    <style:style style:name="T1" style:family="text">
      <style:text-properties officeooo:rsid="000d42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ci est un <text:span text:style-name="T1">chevreuil</text:span> mine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4:30:07.551730604</meta:creation-date>
    <dc:date>2015-03-09T15:11:41.597603981</dc:date>
    <meta:editing-duration>PT4M37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1" meta:word-count="5" meta:character-count="29" meta:non-whitespace-character-count="25"/>
  </office:meta>
</office:document-meta>
</file>